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weight="bold" officeooo:paragraph-rsid="0031d525" style:font-weight-asian="bold" style:font-weight-complex="bold"/>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officeooo:rsid="001da455" officeooo:paragraph-rsid="001da455" style:font-size-asian="10pt" style:font-size-complex="10pt"/>
    </style:style>
    <style:style style:name="P10" style:family="paragraph" style:parent-style-name="Table_20_Contents">
      <style:text-properties style:font-name="Arial" fo:font-size="10pt" officeooo:rsid="0031d525" officeooo:paragraph-rsid="0031d525" style:font-size-asian="10pt" style:font-size-complex="10pt"/>
    </style:style>
    <style:style style:name="P11" style:family="paragraph" style:parent-style-name="Text_20_body">
      <style:text-properties officeooo:rsid="001fe67f" officeooo:paragraph-rsid="001fe67f"/>
    </style:style>
    <style:style style:name="P12" style:family="paragraph" style:parent-style-name="Text_20_body">
      <style:text-properties officeooo:rsid="00227298" officeooo:paragraph-rsid="00227298"/>
    </style:style>
    <style:style style:name="P13" style:family="paragraph" style:parent-style-name="Text_20_body">
      <style:text-properties officeooo:rsid="002e02b3" officeooo:paragraph-rsid="002e02b3"/>
    </style:style>
    <style:style style:name="P14" style:family="paragraph" style:parent-style-name="Text_20_body">
      <style:text-properties officeooo:rsid="002f94ad" officeooo:paragraph-rsid="002f94ad"/>
    </style:style>
    <style:style style:name="P15" style:family="paragraph" style:parent-style-name="Text_20_body">
      <style:text-properties officeooo:rsid="0031d525" officeooo:paragraph-rsid="0031d525"/>
    </style:style>
    <style:style style:name="P16" style:family="paragraph" style:parent-style-name="Text_20_body">
      <style:text-properties officeooo:rsid="00321635" officeooo:paragraph-rsid="00321635"/>
    </style:style>
    <style:style style:name="P17" style:family="paragraph" style:parent-style-name="Text_20_body">
      <style:text-properties officeooo:rsid="0035542c" officeooo:paragraph-rsid="003bb2b1"/>
    </style:style>
    <style:style style:name="P18" style:family="paragraph" style:parent-style-name="Text_20_body">
      <style:text-properties officeooo:rsid="0038153e" officeooo:paragraph-rsid="003bb2b1"/>
    </style:style>
    <style:style style:name="P19" style:family="paragraph" style:parent-style-name="Text_20_body">
      <style:text-properties officeooo:rsid="003f8557" officeooo:paragraph-rsid="003f8557"/>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Heading_20_1">
      <style:text-properties officeooo:paragraph-rsid="001da455"/>
    </style:style>
    <style:style style:name="P24" style:family="paragraph" style:parent-style-name="Heading_20_1">
      <style:text-properties officeooo:paragraph-rsid="0031d525"/>
    </style:style>
    <style:style style:name="P25" style:family="paragraph" style:parent-style-name="Heading_20_1">
      <style:text-properties officeooo:rsid="001fe67f" officeooo:paragraph-rsid="001fe67f"/>
    </style:style>
    <style:style style:name="P26" style:family="paragraph" style:parent-style-name="Heading_20_1">
      <style:text-properties officeooo:rsid="003f8557" officeooo:paragraph-rsid="003f8557"/>
    </style:style>
    <style:style style:name="P27" style:family="paragraph" style:parent-style-name="Heading_20_1">
      <style:text-properties officeooo:paragraph-rsid="004b40a9"/>
    </style:style>
    <style:style style:name="P28" style:family="paragraph" style:parent-style-name="Heading_20_1">
      <style:paragraph-properties fo:break-before="page"/>
    </style:style>
    <style:style style:name="P29" style:family="paragraph" style:parent-style-name="Heading_20_2">
      <style:text-properties officeooo:rsid="001f01f0" officeooo:paragraph-rsid="001f01f0"/>
    </style:style>
    <style:style style:name="P30" style:family="paragraph" style:parent-style-name="Heading_20_2">
      <style:text-properties officeooo:rsid="001fe67f" officeooo:paragraph-rsid="001fe67f"/>
    </style:style>
    <style:style style:name="P31" style:family="paragraph" style:parent-style-name="Heading_20_2">
      <style:text-properties officeooo:rsid="0035542c" officeooo:paragraph-rsid="0035542c"/>
    </style:style>
    <style:style style:name="P32" style:family="paragraph" style:parent-style-name="Heading_20_2">
      <style:text-properties officeooo:paragraph-rsid="0031d525"/>
    </style:style>
    <style:style style:name="P33"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34"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35" style:family="paragraph" style:parent-style-name="Table_20_Contents">
      <style:text-properties fo:font-size="10pt" officeooo:rsid="004b40a9" officeooo:paragraph-rsid="004b40a9" style:font-name-asian="Lucida Sans Unicode" style:font-size-asian="10pt" style:font-name-complex="Tahoma" style:font-size-complex="10pt"/>
    </style:style>
    <style:style style:name="P36" style:family="paragraph" style:parent-style-name="Table_20_Contents">
      <style:text-properties officeooo:paragraph-rsid="004b40a9"/>
    </style:style>
    <style:style style:name="P37" style:family="paragraph" style:parent-style-name="Text_20_body" style:list-style-name="L1">
      <style:text-properties officeooo:paragraph-rsid="001f01f0"/>
    </style:style>
    <style:style style:name="P38" style:family="paragraph" style:parent-style-name="Text_20_body" style:list-style-name="L1">
      <style:text-properties officeooo:rsid="001f01f0" officeooo:paragraph-rsid="001f01f0"/>
    </style:style>
    <style:style style:name="P39" style:family="paragraph" style:parent-style-name="Text_20_body" style:list-style-name="L2">
      <style:text-properties officeooo:rsid="001f01f0" officeooo:paragraph-rsid="001f01f0"/>
    </style:style>
    <style:style style:name="P40" style:family="paragraph" style:parent-style-name="Text_20_body" style:list-style-name="L3">
      <style:text-properties officeooo:rsid="001f01f0" officeooo:paragraph-rsid="001f01f0"/>
    </style:style>
    <style:style style:name="P41" style:family="paragraph" style:parent-style-name="Text_20_body" style:list-style-name="L2">
      <style:text-properties officeooo:paragraph-rsid="004792e7"/>
    </style:style>
    <style:style style:name="P42" style:family="paragraph" style:parent-style-name="Text_20_body" style:list-style-name="L4">
      <style:text-properties officeooo:rsid="0038153e" officeooo:paragraph-rsid="003bb2b1"/>
    </style:style>
    <style:style style:name="P43" style:family="paragraph" style:parent-style-name="Text_20_body" style:list-style-name="L4">
      <style:text-properties officeooo:rsid="003bb2b1" officeooo:paragraph-rsid="003bb2b1"/>
    </style:style>
    <style:style style:name="P44" style:family="paragraph" style:parent-style-name="Text_20_body">
      <style:text-properties officeooo:rsid="004654fd" officeooo:paragraph-rsid="004654fd"/>
    </style:style>
    <style:style style:name="P45"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46" style:family="paragraph" style:parent-style-name="Text_20_body">
      <style:text-properties fo:font-size="10pt" officeooo:rsid="00227298" officeooo:paragraph-rsid="004b40a9" style:font-name-asian="Lucida Sans Unicode" style:font-size-asian="10pt" style:font-name-complex="Tahoma" style:font-size-complex="10pt"/>
    </style:style>
    <style:style style:name="P47" style:family="paragraph" style:parent-style-name="Text_20_body">
      <style:text-properties fo:font-size="10pt" officeooo:rsid="00407259" officeooo:paragraph-rsid="004b40a9" style:font-name-asian="Lucida Sans Unicode" style:font-size-asian="10pt" style:font-name-complex="Tahoma" style:font-size-complex="10pt"/>
    </style:style>
    <style:style style:name="P48" style:family="paragraph" style:parent-style-name="Text_20_body">
      <style:text-properties officeooo:paragraph-rsid="002e02b3"/>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97564"/>
    </style:style>
    <style:style style:name="T8" style:family="text">
      <style:text-properties officeooo:rsid="003b5133"/>
    </style:style>
    <style:style style:name="T9" style:family="text">
      <style:text-properties officeooo:rsid="003c2443"/>
    </style:style>
    <style:style style:name="T10" style:family="text">
      <style:text-properties officeooo:rsid="00423687"/>
    </style:style>
    <style:style style:name="T11" style:family="text">
      <style:text-properties officeooo:rsid="0042d242"/>
    </style:style>
    <style:style style:name="T12" style:family="text">
      <style:text-properties officeooo:rsid="004654fd"/>
    </style:style>
    <style:style style:name="T13" style:family="text">
      <style:text-properties style:font-name="Arial"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6" style:family="text">
      <style:text-properties officeooo:rsid="0031d525"/>
    </style:style>
    <style:style style:name="T17" style:family="text">
      <style:text-properties style:font-name="Arial1" officeooo:rsid="004654fd"/>
    </style:style>
    <style:style style:name="T18" style:family="text">
      <style:text-properties style:font-name="Arial1" officeooo:rsid="004792e7"/>
    </style:style>
    <style:style style:name="T19" style:family="text">
      <style:text-properties style:font-name="Arial1" fo:font-size="10pt" officeooo:rsid="004b40a9" style:font-name-asian="Lucida Sans Unicode" style:font-size-asian="10pt" style:font-name-complex="Tahoma" style:font-size-complex="10pt"/>
    </style:style>
    <style:style style:name="T20" style:family="text">
      <style:text-properties fo:font-weight="bold" officeooo:rsid="001f01f0" style:font-weight-asian="bold" style:font-weight-complex="bold"/>
    </style:style>
    <style:style style:name="T21" style:family="text">
      <style:text-properties officeooo:rsid="0047022c"/>
    </style:style>
    <style:style style:name="T22" style:family="text">
      <style:text-properties officeooo:rsid="004b40a9"/>
    </style:style>
    <style:style style:name="T23" style:family="text">
      <style:text-properties officeooo:rsid="0021398a"/>
    </style:style>
    <style:style style:name="T24" style:family="text">
      <style:text-properties fo:font-size="10pt" officeooo:rsid="004b40a9" style:font-name-asian="Lucida Sans Unicode" style:font-size-asian="10pt" style:font-name-complex="Tahoma" style:font-size-complex="10pt"/>
    </style:style>
    <style:style style:name="T25" style:family="text">
      <style:text-properties fo:font-size="10pt" officeooo:rsid="004bffa4" style:font-name-asian="Lucida Sans Unicode" style:font-size-asian="10pt" style:font-name-complex="Tahoma" style:font-size-complex="10pt"/>
    </style:style>
    <style:style style:name="T26" style:family="text">
      <style:text-properties officeooo:rsid="002e02b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8">2.0.0.X</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Introduction<text:tab/>2</text:p>
          <text:p text:style-name="P20">Warning<text:tab/>2</text:p>
          <text:p text:style-name="P20">User Interface<text:tab/>2</text:p>
          <text:p text:style-name="P21">Main Window<text:tab/>2</text:p>
          <text:p text:style-name="P21">Context Menu<text:tab/>2</text:p>
          <text:p text:style-name="P21">Exiting<text:tab/>2</text:p>
          <text:p text:style-name="P20">Adding Key Mappings<text:tab/>3</text:p>
          <text:p text:style-name="P21">Setup an Input Key<text:tab/>3</text:p>
          <text:p text:style-name="P21">Setup an Output Key<text:tab/>3</text:p>
          <text:p text:style-name="P21">Add the Key Mapping to the configuration<text:tab/>3</text:p>
          <text:p text:style-name="P20">Enabling Key Capture<text:tab/>3</text:p>
          <text:p text:style-name="P21">Toggling Key Capture<text:tab/>3</text:p>
          <text:p text:style-name="P21">Closing the Configuration Window<text:tab/>3</text:p>
          <text:p text:style-name="P20">Long Running Outputs<text:tab/>3</text:p>
          <text:p text:style-name="P20">Special Output Functionality<text:tab/>4</text:p>
          <text:p text:style-name="P21">Do Nothing<text:tab/>4</text:p>
          <text:p text:style-name="P21">Cancel Outputs<text:tab/>4</text:p>
          <text:p text:style-name="P21">Mouse<text:tab/>4</text:p>
          <text:p text:style-name="P21">Delay<text:tab/>4</text:p>
          <text:p text:style-name="P21">Toggle<text:tab/>4</text:p>
          <text:p text:style-name="P22">Critical Note<text:tab/>4</text:p>
          <text:p text:style-name="P21">Repeat<text:tab/>4</text:p>
          <text:p text:style-name="P21">Appending Key Mappings<text:tab/>5</text:p>
        </text:index-body>
      </text:table-of-content>
      <text:p text:style-name="P1"/>
      <text:h text:style-name="P28"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8">New</text:p>
          </table:table-cell>
          <table:table-cell table:style-name="Table6.B2" office:value-type="string">
            <text:p text:style-name="P9">Resets the application to an empty set of key mappings and no configuration file</text:p>
          </table:table-cell>
        </table:table-row>
        <table:table-row>
          <table:table-cell table:style-name="Table6.A2" office:value-type="string">
            <text:p text:style-name="P8">Open...</text:p>
          </table:table-cell>
          <table:table-cell table:style-name="Table6.B2" office:value-type="string">
            <text:p text:style-name="P9">Opens a KeyCap configuration file</text:p>
          </table:table-cell>
        </table:table-row>
        <table:table-row>
          <table:table-cell table:style-name="Table6.A2" office:value-type="string">
            <text:p text:style-name="P8">Save</text:p>
          </table:table-cell>
          <table:table-cell table:style-name="Table6.B2" office:value-type="string">
            <text:p text:style-name="P9">Saves the current set of key mappings to a configuration file</text:p>
          </table:table-cell>
        </table:table-row>
        <table:table-row>
          <table:table-cell table:style-name="Table6.A2" office:value-type="string">
            <text:p text:style-name="P8">Save As...</text:p>
          </table:table-cell>
          <table:table-cell table:style-name="Table6.B2" office:value-type="string">
            <text:p text:style-name="P9">Saves the current set of key mappings to a new configuration file</text:p>
          </table:table-cell>
        </table:table-row>
        <table:table-row>
          <table:table-cell table:style-name="Table6.A2" office:value-type="string">
            <text:p text:style-name="P9">Exit</text:p>
          </table:table-cell>
          <table:table-cell table:style-name="Table6.B2" office:value-type="string">
            <text:p text:style-name="P9">Exits the application</text:p>
          </table:table-cell>
        </table:table-row>
      </table:table>
      <text:h text:style-name="P23"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9">(variable)</text:p>
          </table:table-cell>
          <table:table-cell table:style-name="Table1.B2" office:value-type="string">
            <text:p text:style-name="P9">Loads the specified KeyCap configuration file</text:p>
          </table:table-cell>
        </table:table-row>
      </table:table>
      <text:h text:style-name="P32" text:outline-level="2"><text:bookmark-start text:name="__RefHeading___Toc332_2827200628"/><text:span text:style-name="T16">Context Menu</text:span><text:bookmark-end text:name="__RefHeading___Toc332_2827200628"/></text:h>
      <text:p text:style-name="P44">The menu is visible by right clicking on the icon in the taskbar.</text:p>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10">Toggle</text:p>
          </table:table-cell>
          <table:table-cell table:style-name="Table2.B2" office:value-type="string">
            <text:p text:style-name="P10">Toggles key capture <text:span text:style-name="T12">on/off</text:span></text:p>
          </table:table-cell>
        </table:table-row>
        <table:table-row>
          <table:table-cell table:style-name="Table2.A2" office:value-type="string">
            <text:p text:style-name="P10">Restore Configuration</text:p>
          </table:table-cell>
          <table:table-cell table:style-name="Table2.B2" office:value-type="string">
            <text:p text:style-name="P10">Restores the Configuration Window</text:p>
          </table:table-cell>
        </table:table-row>
        <table:table-row>
          <table:table-cell table:style-name="Table2.A2" office:value-type="string">
            <text:p text:style-name="P10">Exit</text:p>
          </table:table-cell>
          <table:table-cell table:style-name="Table2.B2" office:value-type="string">
            <text:p text:style-name="P10">Exits the application</text:p>
          </table:table-cell>
        </table:table-row>
      </table:table>
      <text:h text:style-name="Heading_20_2" text:outline-level="2"><text:bookmark-start text:name="__RefHeading___Toc334_2827200628"/>Exiting<text:bookmark-end text:name="__RefHeading___Toc334_2827200628"/></text:h>
      <text:p text:style-name="P15">The application only exits when the menu items are used. The Close button in the upper right will only hide the window.</text:p>
      <text:h text:style-name="P24"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588741697" text:style-name="L1">
        <text:list-item>
          <text:p text:style-name="P38">Click in the Input Key textbox (it will turn yellow indicating it is focused).</text:p>
        </text:list-item>
        <text:list-item>
          <text:p text:style-name="P37"><text:span text:style-name="T2">Press the key on the keyboard to use as the input. </text:span><text:span text:style-name="T17">Do </text:span><text:span text:style-name="T20">not</text:span><text:span text:style-name="T2"> press any of the </text:span><text:span text:style-name="T21">desired </text:span><text:span text:style-name="T2">modifier keys (Control/Shift/Alt).</text:span></text:p>
        </text:list-item>
        <text:list-item>
          <text:p text:style-name="P38">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1277540233" text:style-name="L2">
        <text:list-item>
          <text:p text:style-name="P39">Click in the Output Key textbox (it will turn yellow indicating it is focused)</text:p>
        </text:list-item>
        <text:list-item>
          <text:p text:style-name="P41"><text:span text:style-name="T2">Press the key on the keyboard to use as the </text:span><text:span text:style-name="T18">output</text:span><text:span text:style-name="T2">. </text:span><text:span text:style-name="T17">Do </text:span><text:span text:style-name="T20">not</text:span><text:span text:style-name="T2"> press any of the </text:span><text:span text:style-name="T21">desired </text:span><text:span text:style-name="T2">modifier keys (Control/Shift/Alt).</text:span></text:p>
        </text:list-item>
        <text:list-item>
          <text:p text:style-name="P41"><text:span text:style-name="T2">Specify any modifier keys by checking the appropriate boxes for the </text:span><text:span text:style-name="T18">output</text:span><text:span text:style-name="T2">. There are also special outputs described in the document.</text:span></text:p>
        </text:list-item>
      </text:list>
      <text:h text:style-name="P29" text:outline-level="2"><text:bookmark-start text:name="__RefHeading___Toc201_462358034"/>Add the Key Mapping to the configuration<text:bookmark-end text:name="__RefHeading___Toc201_462358034"/></text:h>
      <text:list xml:id="list278969408" text:style-name="L3">
        <text:list-item>
          <text:p text:style-name="P40">Click the Add button to add the key mapping</text:p>
        </text:list-item>
      </text:list>
      <text:h text:style-name="P25" text:outline-level="1"><text:bookmark-start text:name="__RefHeading___Toc203_462358034"/>Enabling Key Capture<text:bookmark-end text:name="__RefHeading___Toc203_462358034"/></text:h>
      <text:p text:style-name="P11">Pressing the Start button will enable capturing. If you have not saved the configuration you will be prompted to do so.</text:p>
      <text:h text:style-name="P30" text:outline-level="2"><text:bookmark-start text:name="__RefHeading___Toc205_462358034"/>Toggling Key Capture<text:bookmark-end text:name="__RefHeading___Toc205_462358034"/></text:h>
      <text:p text:style-name="P11">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11">If you start capturing you can close the window and it will only be accessible via the status icon.</text:p>
      <text:h text:style-name="P26" text:outline-level="1"><text:bookmark-start text:name="__RefHeading___Toc336_2827200628"/>Long Running Outputs<text:bookmark-end text:name="__RefHeading___Toc336_2827200628"/></text:h>
      <text:p text:style-name="P19">A long running output (one involving a delay or repeat) can only have one execution active at a time. Once the output has begun processing the same input will not trigger another. The input keys will still be treated as processed in terms of not passing them to other applications or the OS for processing. Upon completion of the output processing the input will once again be able to trigger the output.</text:p>
      <text:h text:style-name="P27" text:outline-level="1"><text:soft-page-break/><text:span text:style-name="T3">Output</text:span><text:span text:style-name="T23"> </text:span><text:span text:style-name="T13">Flags / </text:span><text:span text:style-name="T14">Special </text:span><text:span text:style-name="T15">Output</text:span><text:span text:style-name="T14"> Functionality</text:span></text:h>
      <text:p text:style-name="P45"><text:span text:style-name="T22">B</text:span>y default the output flags are set to result in a key press (up &amp; down are checked). Customize your output and create more complex combinations using the various output flags.</text:p>
      <table:table table:name="Table3" table:style-name="Table3">
        <table:table-column table:style-name="Table3.A"/>
        <table:table-column table:style-name="Table3.B"/>
        <table:table-row>
          <table:table-cell table:style-name="Table3.A1" office:value-type="string">
            <text:p text:style-name="P33">Output</text:p>
          </table:table-cell>
          <table:table-cell table:style-name="Table3.B1" office:value-type="string">
            <text:p text:style-name="P34">Description</text:p>
          </table:table-cell>
        </table:table-row>
        <table:table-row>
          <table:table-cell table:style-name="Table3.A2" office:value-type="string">
            <text:p text:style-name="P35">Alt / Control / Shift</text:p>
          </table:table-cell>
          <table:table-cell table:style-name="Table3.B2" office:value-type="string">
            <text:p text:style-name="P35">Includes the specified key as part of the output (up/down flag will apply to this as well).</text:p>
          </table:table-cell>
        </table:table-row>
        <table:table-row>
          <table:table-cell table:style-name="Table3.A2" office:value-type="string">
            <text:p text:style-name="P35">Mouse</text:p>
          </table:table-cell>
          <table:table-cell table:style-name="Table3.B2" office:value-type="string">
            <text:p text:style-name="P36"><text:span text:style-name="T24">Creates the specified mouse button </text:span><text:span text:style-name="T19">action</text:span><text:span text:style-name="T24"> (up/down flag will apply to this <text:s/>as well).</text:span></text:p>
          </table:table-cell>
        </table:table-row>
        <table:table-row>
          <table:table-cell table:style-name="Table3.A2" office:value-type="string">
            <text:p text:style-name="P35">Up</text:p>
          </table:table-cell>
          <table:table-cell table:style-name="Table3.B2" office:value-type="string">
            <text:p text:style-name="P36"><text:span text:style-name="T24">Creates an output that indicates the key/button has been released (user </text:span><text:span text:style-name="T19">has stopped pressing</text:span><text:span text:style-name="T24">).</text:span></text:p>
          </table:table-cell>
        </table:table-row>
        <table:table-row>
          <table:table-cell table:style-name="Table3.A2" office:value-type="string">
            <text:p text:style-name="P35">Down</text:p>
          </table:table-cell>
          <table:table-cell table:style-name="Table3.B2" office:value-type="string">
            <text:p text:style-name="P36"><text:span text:style-name="T24">Creates an output that indicates the key/button has been pressed (user started </text:span><text:span text:style-name="T19">pressing</text:span><text:span text:style-name="T24">). </text:span><text:span text:style-name="T25">Until an up message is sent the system will act as though the key is being pressed.</text:span></text:p>
          </table:table-cell>
        </table:table-row>
        <table:table-row>
          <table:table-cell table:style-name="Table3.A2" office:value-type="string">
            <text:p text:style-name="P35">Toggle</text:p>
          </table:table-cell>
          <table:table-cell table:style-name="Table3.B2" office:value-type="string">
            <text:p text:style-name="P35">Described below this table.</text:p>
          </table:table-cell>
        </table:table-row>
        <table:table-row>
          <table:table-cell table:style-name="Table3.A2" office:value-type="string">
            <text:p text:style-name="P35">Nothing</text:p>
          </table:table-cell>
          <table:table-cell table:style-name="Table3.B2" office:value-type="string">
            <text:p text:style-name="P46">If this is specified no action will be taken. They keyboard input will be ignored.</text:p>
          </table:table-cell>
        </table:table-row>
        <table:table-row>
          <table:table-cell table:style-name="Table3.A2" office:value-type="string">
            <text:p text:style-name="P35">Cancel Outputs</text:p>
          </table:table-cell>
          <table:table-cell table:style-name="Table3.B2" office:value-type="string">
            <text:p text:style-name="P47">This action will cancel any ongoing outputs (any repeating or those with delays). If this is combined with any other outputs only those before the cancel action will be applied.</text:p>
          </table:table-cell>
        </table:table-row>
        <table:table-row>
          <table:table-cell table:style-name="Table3.A2" office:value-type="string">
            <text:p text:style-name="P35">Repeat</text:p>
          </table:table-cell>
          <table:table-cell table:style-name="Table3.B2" office:value-type="string">
            <text:p text:style-name="P35">Described below this table.</text:p>
          </table:table-cell>
        </table:table-row>
        <table:table-row>
          <table:table-cell table:style-name="Table3.A2" office:value-type="string">
            <text:p text:style-name="P35">Delay</text:p>
          </table:table-cell>
          <table:table-cell table:style-name="Table3.B2" office:value-type="string">
            <text:p text:style-name="P46">Creates a delay before performing the next action specified in the key mapping. <text:span text:style-name="T10">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12">Toggle causes the input to not trigger the “key up” event until the key is pressed a second time. This allows the user to create keys that map to holding a mouse or keyboard button until pressing the input key again.</text:p>
      <text:p text:style-name="P16">At this time toggle may not operate correctly for <text:span text:style-name="T6">combinations of multiple</text:span> non-modifier keys <text:s/>(like A+D <text:span text:style-name="T6">or 1+2).</text:span></text:p>
      <text:p text:style-name="P48"><text:span text:style-name="T26">If the output key involves a modifier (alt/ctrl/shift) Toggle will NOT function as expected. </text:span><text:span text:style-name="T5">This is blocked in the UI by disabling/unchecking the modifiers if the toggle option is checked. </text:span><text:span text:style-name="T26">When you go to press the given input key again the modifier will still be in a pressed state and will not be detected. To work around this do not use a toggle but define another entry that uses the modifier on the same input key. </text:span></text:p>
      <text:p text:style-name="P13">Example: Define 2 keys:</text:p>
      <text:p text:style-name="P13">Input: F10 Output: Shift+W (Key down)</text:p>
      <text:p text:style-name="P13">Input: Shift+F10 Output: Shift+W (Key up)</text:p>
      <text:p text:style-name="P14">The important part of this is that you can still just use F10 as your toggle because the operating system will still think the Shift key is being held down from the initial output.</text:p>
      <text:h text:style-name="P31" text:outline-level="2"><text:bookmark-start text:name="__RefHeading___Toc342_2827200628"/><text:soft-page-break/>Repeat<text:bookmark-end text:name="__RefHeading___Toc342_2827200628"/></text:h>
      <text:p text:style-name="P17">Repeat will attempt to repeat the Output key until the input key is pressed again. This should be used with complete up+down outputs <text:span text:style-name="T7">(as the alternative will be difficult to manage!)</text:span>. By default a minimum delay of 100ms is applied. This can be customized by setting the numeric field of the output (100ms or more). <text:span text:style-name="T11">Do not check “delay” in this case as it will override your desired output.</text:span></text:p>
      <text:p text:style-name="P18">If multiple outputs are specified</text:p>
      <text:list xml:id="list1461938250" text:style-name="L4">
        <text:list-item>
          <text:p text:style-name="P42">only those flagged as repeat will be repeated</text:p>
        </text:list-item>
        <text:list-item>
          <text:p text:style-name="P43">the highest repeat time will be used (min<text:span text:style-name="T9">imum</text:span> 100ms)</text:p>
        </text:list-item>
      </text:list>
      <text:h text:style-name="Heading_20_2" text:outline-level="2"><text:bookmark-start text:name="__RefHeading___Toc219_462358034"/>Appending Key Mappings<text:bookmark-end text:name="__RefHeading___Toc219_462358034"/></text:h>
      <text:p text:style-name="P12">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4" meta:image-count="0" meta:object-count="0" meta:page-count="5" meta:paragraph-count="117" meta:word-count="1078" meta:character-count="6146" meta:non-whitespace-character-count="5190"/>
  </office:meta>
</office:document-meta>
</file>